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iberation Sans" svg:font-family="Liberation Sans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1" style:master-page-name="MP0" style:family="paragraph">
      <style:paragraph-properties fo:break-before="page" fo:text-align="center" fo:margin-left="0.5in">
        <style:tab-stops/>
      </style:paragraph-properties>
      <style:text-properties style:font-name="Liberation Sans" fo:font-weight="bold" style:font-weight-asian="bold"/>
    </style:style>
    <style:style style:name="P2" style:parent-style-name="Normal" style:family="paragraph">
      <style:paragraph-properties fo:text-align="justify"/>
      <style:text-properties style:font-name="Liberation Sans" fo:font-size="12pt" style:font-size-asian="12pt" style:font-size-complex="12pt"/>
    </style:style>
    <style:style style:name="P3" style:parent-style-name="Normal" style:family="paragraph">
      <style:paragraph-properties fo:text-align="justify" fo:line-height="115%"/>
    </style:style>
    <style:style style:name="T4" style:parent-style-name="Fuentedepárrafopredeter." style:family="text">
      <style:text-properties style:font-name="Liberation Sans" fo:font-size="12pt" style:font-size-asian="12pt" style:font-size-complex="12pt"/>
    </style:style>
    <style:style style:name="T5" style:parent-style-name="Fuentedepárrafopredeter." style:family="text">
      <style:text-properties style:font-name="Liberation Sans" fo:font-weight="bold" style:font-weight-asian="bold" fo:font-size="12pt" style:font-size-asian="12pt" style:font-size-complex="12pt"/>
    </style:style>
    <style:style style:name="T6" style:parent-style-name="Fuentedepárrafopredeter." style:family="text">
      <style:text-properties style:font-name="Liberation Sans" fo:font-size="12pt" style:font-size-asian="12pt" style:font-size-complex="12pt"/>
    </style:style>
    <style:style style:name="T7" style:parent-style-name="Fuentedepárrafopredeter." style:family="text">
      <style:text-properties style:font-name="Liberation Sans" fo:font-weight="bold" style:font-weight-asian="bold" fo:font-size="12pt" style:font-size-asian="12pt" style:font-size-complex="12pt"/>
    </style:style>
    <style:style style:name="T8" style:parent-style-name="Fuentedepárrafopredeter." style:family="text">
      <style:text-properties style:font-name="Liberation Sans" fo:font-size="12pt" style:font-size-asian="12pt" style:font-size-complex="12pt"/>
    </style:style>
    <style:style style:name="P9" style:parent-style-name="Normal" style:family="paragraph">
      <style:paragraph-properties fo:text-align="center"/>
    </style:style>
    <style:style style:name="T10" style:parent-style-name="Fuentedepárrafopredeter." style:family="text">
      <style:text-properties style:font-name="Liberation Sans" style:language-asian="es" style:country-asian="ES"/>
    </style:style>
    <style:style style:name="P11" style:parent-style-name="Normal" style:family="paragraph">
      <style:paragraph-properties fo:text-align="center"/>
    </style:style>
    <style:style style:name="P12" style:parent-style-name="Normal" style:family="paragraph">
      <style:paragraph-properties fo:text-align="center"/>
    </style:style>
    <style:style style:name="T13" style:parent-style-name="Fuentedepárrafopredeter." style:family="text">
      <style:text-properties style:font-name="Liberation Sans" style:language-asian="es" style:country-asian="ES"/>
    </style:style>
    <style:style style:name="P14" style:parent-style-name="Normal" style:family="paragraph">
      <style:paragraph-properties fo:text-align="justify"/>
      <style:text-properties style:font-name="Liberation Sans" fo:font-weight="bold" style:font-weight-asian="bold" fo:font-size="12pt" style:font-size-asian="12pt" style:font-size-complex="12pt"/>
    </style:style>
    <style:style style:name="P15" style:parent-style-name="Párrafodelista" style:family="paragraph">
      <style:paragraph-properties fo:text-align="justify"/>
      <style:text-properties style:font-name="Liberation Sans" fo:font-size="12pt" style:font-size-asian="12pt" style:font-size-complex="12pt"/>
    </style:style>
    <style:style style:name="P16" style:parent-style-name="Normal" style:family="paragraph">
      <style:paragraph-properties fo:text-align="justify"/>
      <style:text-properties style:font-name="Liberation Sans" fo:font-size="12pt" style:font-size-asian="12pt" style:font-size-complex="12pt"/>
    </style:style>
    <style:style style:name="P17" style:parent-style-name="Párrafodelista" style:family="paragraph">
      <style:paragraph-properties fo:text-align="justify"/>
      <style:text-properties style:font-name="Liberation Sans" fo:font-size="12pt" style:font-size-asian="12pt" style:font-size-complex="12pt"/>
    </style:style>
    <style:style style:name="P18" style:parent-style-name="Párrafodelista" style:family="paragraph">
      <style:paragraph-properties fo:text-align="justify"/>
      <style:text-properties style:font-name="Liberation Sans" fo:font-size="12pt" style:font-size-asian="12pt" style:font-size-complex="12pt"/>
    </style:style>
    <style:style style:name="P19" style:parent-style-name="Párrafodelista" style:family="paragraph">
      <style:paragraph-properties fo:text-align="justify"/>
      <style:text-properties style:font-name="Liberation Sans" fo:font-size="12pt" style:font-size-asian="12pt" style:font-size-complex="12pt"/>
    </style:style>
    <style:style style:name="P20" style:parent-style-name="Párrafodelista" style:family="paragraph">
      <style:paragraph-properties fo:text-align="justify"/>
      <style:text-properties style:font-name="Liberation Sans" fo:font-size="12pt" style:font-size-asian="12pt" style:font-size-complex="12pt"/>
    </style:style>
    <style:style style:name="P21" style:parent-style-name="Párrafodelista" style:family="paragraph">
      <style:paragraph-properties fo:text-align="justify"/>
      <style:text-properties style:font-name="Liberation Sans" fo:font-size="12pt" style:font-size-asian="12pt" style:font-size-complex="12pt"/>
    </style:style>
    <style:style style:name="P22" style:parent-style-name="Párrafodelista" style:family="paragraph">
      <style:paragraph-properties fo:text-align="justify"/>
      <style:text-properties style:font-name="Liberation Sans" fo:font-size="12pt" style:font-size-asian="12pt" style:font-size-complex="12pt"/>
    </style:style>
    <style:style style:name="P23" style:parent-style-name="Normal" style:family="paragraph">
      <style:paragraph-properties fo:text-align="justify"/>
      <style:text-properties style:font-name="Liberation Sans" fo:font-size="12pt" style:font-size-asian="12pt" style:font-size-complex="12pt"/>
    </style:style>
    <style:style style:name="P24" style:parent-style-name="Normal" style:family="paragraph">
      <style:paragraph-properties fo:text-align="justify"/>
      <style:text-properties style:font-name="Liberation Sans" fo:font-size="12pt" style:font-size-asian="12pt" style:font-size-complex="12pt"/>
    </style:style>
    <style:style style:family="graphic" style:name="a0" style:parent-style-name="Graphics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style:wrap="run-through" style:run-through="foreground" style:horizontal-rel="page-content" style:vertical-rel="paragraph" style:horizontal-pos="center" style:vertical-pos="from-top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<text:bookmark-start text:name="_Toc73895842"/>INTRODUCCIÓN<text:bookmark-end text:name="_Toc73895842"/></text:h>
      <text:p text:style-name="P2"/>
      <text:p text:style-name="P3"><text:span text:style-name="T4">Hay dos elementos fundamentales identificados para examinar la calidad psicométrica de las evaluaciones/test:<text:s/></text:span><text:span text:style-name="T5">validez</text:span><text:span text:style-name="T6"><text:s/>y<text:s/></text:span><text:span text:style-name="T7">confiabilidad</text:span><text:span text:style-name="T8"><text:s/>(aunque muchos autores incluyen también la justicia). La confiabilidad es una preocupación primordial para todas las evaluaciones, esta se refiere a si un instrumento de evaluación brinda los mismos resultados cada vez que se utiliza en el mismo entorno con el mismo tipo de sujetos. La confiabilidad significa, esencialmente, resultados consistentes o confiables. La confiabilidad es parte de la evaluación de la validez en la investigación y esta se refiere a la precisión con la que un estudio responde a la pregunta del estudio o la solidez de las conclusiones del estudio. Para medidas de resultado como encuestas o test, la validez se refiere a la precisión de la medición. O sea, qué tan bien mide el instrumento de evaluación el resultado subyacente de interés. La validez no es una propiedad del instrumento en sí, sino más bien de la interpretación o el propósito específico del instrumento de evaluación con entornos y sujetos particulares.<text:s/></text:span></text:p>
      <text:p text:style-name="P9"><text:span text:style-name="T10"><draw:g draw:z-index="251659264" draw:name="Grupo 14" draw:id="id2" draw:style-name="a2" text:anchor-type="paragraph"><svg:title/><svg:desc/><draw:frame draw:id="id0" draw:style-name="a0" draw:name="Cuadro de texto 2" svg:x="0.08333in" svg:y="1.85248in" svg:width="4.11111in" svg:height="0.32639in" style:rel-width="scale" style:rel-height="scale"><draw:text-box><text:p text:style-name="P11">Ni confiable ni válido <text:s text:c="2"/><text:tab/><text:tab/><text:s text:c="4"/>No confiable pero válido</text:p><text:p text:style-name="P12"/></draw:text-box><svg:title/><svg:desc/></draw:frame><draw:frame draw:id="id1" draw:style-name="a1" draw:name="Cuadro de texto 27" svg:x="0in" svg:y="4.15109in" svg:width="4.11111in" svg:height="0.32639in" style:rel-width="scale" style:rel-height="scale"><draw:text-box><text:p text:style-name="Normal">Confiable, pero no válido <text:s text:c="2"/><text:tab/><text:tab/>Confiable y válido</text:p><text:p text:style-name="Normal"/></draw:text-box><svg:title/><svg:desc/></draw:frame></draw:g></text:span><text:span text:style-name="T13"><draw:frame draw:style-name="a3" draw:name="Imagen 28" text:anchor-type="as-char" svg:x="0in" svg:y="0in" svg:width="4.69936in" svg:height="4.44271in" style:rel-width="scale" style:rel-height="scale"><draw:image xlink:href="media/image1.emf" xlink:type="simple" xlink:show="embed" xlink:actuate="onLoad"/><svg:title/><svg:desc/></draw:frame></text:span></text:p>
      <text:p text:style-name="P14">Factores que afectan la confiabilidad y validez<text:s/></text:p>
      <text:list text:style-name="LFO1" text:continue-numbering="true">
        <text:list-item>
          <text:p text:style-name="P15">La improvisación. Tómate tiempo. Construir un instrumento psicométrico no es cuestión de días, es necesario aplicar varios procedimientos que toman tiempo.</text:p>
        </text:list-item>
      </text:list>
      <text:p text:style-name="P16">Relacionados con la aplicación</text:p>
      <text:soft-page-break/>
      <text:list text:style-name="LFO1" text:continue-numbering="true">
        <text:list-item>
          <text:p text:style-name="P17">Utilizar instrumentos desarrollados en el extranjero que no han sido validados en nuestro contexto.</text:p>
        </text:list-item>
        <text:list-item>
          <text:p text:style-name="P18">Usar instrumentos inadecuados para las personas a quienes se les aplica: ¡no son empáticos!</text:p>
        </text:list-item>
        <text:list-item>
          <text:p text:style-name="P19">Características de los participantes</text:p>
        </text:list-item>
        <text:list-item>
          <text:p text:style-name="P20">Condiciones en las que se aplica el instrumento de medición.</text:p>
        </text:list-item>
        <text:list-item>
          <text:p text:style-name="P21">La falta de estandarización, es decir, que a algunos participantes se les presenta una forma del instrumento y a otros se les presenta otra.</text:p>
        </text:list-item>
        <text:list-item>
          <text:p text:style-name="P22">Algunos aspectos mecánicos.</text:p>
        </text:list-item>
      </text:list>
      <text:p text:style-name="P23"/>
      <text:p text:style-name="P24">Antes de iniciar con la evaluación de la validez y confiabilidad de los instrumentos de medición, es necesario una introducción al análisis exploratorio de los datos, para evaluar las principales características y tendencias de estos.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iberation Sans" svg:font-family="Liberation Sans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idell Avello</meta:initial-creator>
    <dc:creator>Raidell Avello</dc:creator>
    <meta:creation-date>2021-06-14T11:43:00Z</meta:creation-date>
    <dc:date>2021-06-14T11:43:00Z</dc:date>
    <meta:template xlink:href="Normal.dotm" xlink:type="simple"/>
    <meta:editing-cycles>1</meta:editing-cycles>
    <meta:editing-duration>PT0S</meta:editing-duration>
    <meta:document-statistic meta:page-count="2" meta:paragraph-count="4" meta:word-count="313" meta:character-count="2033" meta:row-count="14" meta:non-whitespace-character-count="1724"/>
  </office:meta>
</office:document-meta>
</file>